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8" style:family="table">
      <style:table-properties style:width="16.092cm" fo:margin-left="0.097cm" table:align="left" style:writing-mode="lr-tb"/>
    </style:style>
    <style:style style:name="Tabla8.A" style:family="table-column">
      <style:table-column-properties style:column-width="2.958cm"/>
    </style:style>
    <style:style style:name="Tabla8.B" style:family="table-column">
      <style:table-column-properties style:column-width="2.454cm"/>
    </style:style>
    <style:style style:name="Tabla8.C" style:family="table-column">
      <style:table-column-properties style:column-width="1.997cm"/>
    </style:style>
    <style:style style:name="Tabla8.D" style:family="table-column">
      <style:table-column-properties style:column-width="1.251cm"/>
    </style:style>
    <style:style style:name="Tabla8.E" style:family="table-column">
      <style:table-column-properties style:column-width="4.546cm"/>
    </style:style>
    <style:style style:name="Tabla8.F" style:family="table-column">
      <style:table-column-properties style:column-width="2.887cm"/>
    </style:style>
    <style:style style:name="Tabla8.1" style:family="table-row">
      <style:table-row-properties style:min-row-height="0.529cm" fo:keep-together="auto"/>
    </style:style>
    <style:style style:name="Tabla8.A1" style:family="table-cell">
      <style:table-cell-properties style:vertical-align="middle" fo:background-color="#c6d9f1" fo:padding-left="0.191cm" fo:padding-right="0.191cm" fo:padding-top="0cm" fo:padding-bottom="0cm" fo:border="none">
        <style:background-image/>
      </style:table-cell-properties>
    </style:style>
    <style:style style:name="Tabla8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a8.A3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8.A13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-asian="Times New Roman" style:language-complex="ar" style:country-complex="SA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language="es" fo:country="ES" style:font-name-asian="Times New Roman" style:language-complex="ar" style:country-complex="SA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weight="normal" style:font-name-asian="Times New Roman" style:font-weight-asian="normal" style:language-complex="ar" style:country-complex="SA"/>
    </style:style>
    <style:style style:name="P5" style:family="paragraph" style:parent-style-name="Standard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6e9d11" style:font-name="Arial" fo:font-size="9.5pt" fo:background-color="#e5e3df" style:font-size-asian="9.5pt" style:font-name-complex="Arial1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header-rows>
          <table:table-row table:style-name="Tabla8.1">
            <table:table-cell table:style-name="Tabla8.A1" office:value-type="string">
              <text:p text:style-name="P2">Node name</text:p>
            </table:table-cell>
            <table:table-cell table:style-name="Tabla8.A1" office:value-type="string">
              <text:p text:style-name="P2">PLE node</text:p>
            </table:table-cell>
            <table:table-cell table:style-name="Tabla8.A1" office:value-type="string">
              <text:p text:style-name="P2">Location</text:p>
            </table:table-cell>
            <table:table-cell table:style-name="Tabla8.A1" office:value-type="string">
              <text:p text:style-name="P2">Test-bed</text:p>
            </table:table-cell>
            <table:table-cell table:style-name="Tabla8.A1" office:value-type="string">
              <text:p text:style-name="P2">HOST</text:p>
            </table:table-cell>
            <table:table-cell table:style-name="Tabla8.A1" office:value-type="string">
              <text:p text:style-name="P2">nodes</text:p>
            </table:table-cell>
          </table:table-row>
        </table:table-header-rows>
        <table:table-row table:style-name="Tabla8.1">
          <table:table-cell table:style-name="Tabla8.A2" office:value-type="string">
            <text:p text:style-name="P2">GS-Irkutsk</text:p>
          </table:table-cell>
          <table:table-cell table:style-name="Tabla8.A2" office:value-type="string">
            <text:p text:style-name="P2">Beihang University</text:p>
          </table:table-cell>
          <table:table-cell table:style-name="Tabla8.A2" office:value-type="string">
            <text:p text:style-name="P1">China</text:p>
          </table:table-cell>
          <table:table-cell table:style-name="Tabla8.A2" office:value-type="string">
            <text:p text:style-name="P1">PLC</text:p>
          </table:table-cell>
          <table:table-cell table:style-name="Tabla8.A2" office:value-type="string">
            <text:p text:style-name="P1"><text:span text:style-name="T1"><text:line-break/>SSH&gt;&gt;</text:span><text:a xlink:type="simple" xlink:href="http://planetlab1.buaa.edu.cn/" office:target-frame-name="_blank" xlink:show="new">planetlab1.buaa.edu.cn</text:a></text:p>
          </table:table-cell>
          <table:table-cell table:style-name="Tabla8.A2" office:value-type="string">
            <text:p text:style-name="P2">GS1</text:p>
          </table:table-cell>
        </table:table-row>
        <table:table-row table:style-name="Tabla8.1">
          <table:table-cell table:style-name="Tabla8.A3" office:value-type="string">
            <text:p text:style-name="P2">GS-Puertollano</text:p>
          </table:table-cell>
          <table:table-cell table:style-name="Tabla8.A3" office:value-type="string">
            <text:p text:style-name="P2">Universidad Politécnica Madrid</text:p>
          </table:table-cell>
          <table:table-cell table:style-name="Tabla8.A3" office:value-type="string">
            <text:p text:style-name="P1">Spain</text:p>
          </table:table-cell>
          <table:table-cell table:style-name="Tabla8.A3" office:value-type="string">
            <text:p text:style-name="P1">PLE</text:p>
          </table:table-cell>
          <table:table-cell table:style-name="Tabla8.A3" office:value-type="string">
            <text:p text:style-name="P1">SSH&gt;&gt;Planetlab2.dit.upm.es</text:p>
          </table:table-cell>
          <table:table-cell table:style-name="Tabla8.A3" office:value-type="string">
            <text:p text:style-name="P2">GS2</text:p>
          </table:table-cell>
        </table:table-row>
        <table:table-row table:style-name="Tabla8.1">
          <table:table-cell table:style-name="Tabla8.A2" office:value-type="string">
            <text:p text:style-name="P2">GS-Svalbard</text:p>
          </table:table-cell>
          <table:table-cell table:style-name="Tabla8.A2" office:value-type="string">
            <text:p text:style-name="P2">University of Tromso</text:p>
          </table:table-cell>
          <table:table-cell table:style-name="Tabla8.A2" office:value-type="string">
            <text:p text:style-name="P1">Norway</text:p>
          </table:table-cell>
          <table:table-cell table:style-name="Tabla8.A2" office:value-type="string">
            <text:p text:style-name="P1">PLE</text:p>
          </table:table-cell>
          <table:table-cell table:style-name="Tabla8.A2" office:value-type="string">
            <text:p text:style-name="P1"><text:span text:style-name="T1"><text:line-break/>SSH&gt;&gt;</text:span><text:a xlink:type="simple" xlink:href="http://planetlab1.cs.uit.no/" office:target-frame-name="_blank" xlink:show="new">planetlab1.cs.uit.no</text:a></text:p>
          </table:table-cell>
          <table:table-cell table:style-name="Tabla8.A2" office:value-type="string">
            <text:p text:style-name="P1">GS3</text:p>
          </table:table-cell>
        </table:table-row>
        <table:table-row table:style-name="Tabla8.1">
          <table:table-cell table:style-name="Tabla8.A3" office:value-type="string">
            <text:p text:style-name="P2">GS-Troll</text:p>
          </table:table-cell>
          <table:table-cell table:style-name="Tabla8.A3" office:value-type="string">
            <text:p text:style-name="P2">PlanetLab Colo - CLARA Santiago</text:p>
          </table:table-cell>
          <table:table-cell table:style-name="Tabla8.A3" office:value-type="string">
            <text:p text:style-name="P1">New Zealand</text:p>
          </table:table-cell>
          <table:table-cell table:style-name="Tabla8.A3" office:value-type="string">
            <text:p text:style-name="P1">PLC</text:p>
          </table:table-cell>
          <table:table-cell table:style-name="Tabla8.A3" office:value-type="string">
            <text:p text:style-name="P1">SSH&gt;&gt;planetlab1.cs.otago.ac.nz</text:p>
          </table:table-cell>
          <table:table-cell table:style-name="Tabla8.A3" office:value-type="string">
            <text:p text:style-name="P1">GS4</text:p>
          </table:table-cell>
        </table:table-row>
        <table:table-row table:style-name="Tabla8.1">
          <table:table-cell table:style-name="Tabla8.A2" office:value-type="string">
            <text:p text:style-name="P2">GS-Chetumal</text:p>
          </table:table-cell>
          <table:table-cell table:style-name="Tabla8.A2" office:value-type="string">
            <text:p text:style-name="P2">University of Puerto Rico at Mayaguez</text:p>
          </table:table-cell>
          <table:table-cell table:style-name="Tabla8.A2" office:value-type="string">
            <text:p text:style-name="P1">Florida</text:p>
          </table:table-cell>
          <table:table-cell table:style-name="Tabla8.A2" office:value-type="string">
            <text:p text:style-name="P1">PLC</text:p>
          </table:table-cell>
          <table:table-cell table:style-name="Tabla8.A2" office:value-type="string">
            <text:p text:style-name="P1">SSH&gt;&gt;Planetlab1.eecs.ucf.edu</text:p>
            <text:p text:style-name="P1"/>
          </table:table-cell>
          <table:table-cell table:style-name="Tabla8.A2" office:value-type="string">
            <text:p text:style-name="P1">GS5</text:p>
          </table:table-cell>
        </table:table-row>
        <table:table-row table:style-name="Tabla8.1">
          <table:table-cell table:style-name="Tabla8.A3" office:value-type="string">
            <text:p text:style-name="P2">GS-Cordoba</text:p>
          </table:table-cell>
          <table:table-cell table:style-name="Tabla8.A3" office:value-type="string">
            <text:p text:style-name="P3">Instituto Tecnologico Buenos Aires</text:p>
          </table:table-cell>
          <table:table-cell table:style-name="Tabla8.A3" office:value-type="string">
            <text:p text:style-name="P1">Argentina</text:p>
          </table:table-cell>
          <table:table-cell table:style-name="Tabla8.A3" office:value-type="string">
            <text:p text:style-name="P1">PLC</text:p>
          </table:table-cell>
          <table:table-cell table:style-name="Tabla8.A3" office:value-type="string">
            <text:p text:style-name="P1"><text:span text:style-name="T1"><text:line-break/>REFUSED&gt;&gt;</text:span><text:a xlink:type="simple" xlink:href="http://planet-lab2.itba.edu.ar/" office:target-frame-name="_blank" xlink:show="new">planet-lab2.itba.edu.ar</text:a></text:p>
          </table:table-cell>
          <table:table-cell table:style-name="Tabla8.A3" office:value-type="string">
            <text:p text:style-name="P1">GS6</text:p>
          </table:table-cell>
        </table:table-row>
        <table:table-row table:style-name="Tabla8.1">
          <table:table-cell table:style-name="Tabla8.A2" office:value-type="string">
            <text:p text:style-name="P2">GS-Dubai</text:p>
          </table:table-cell>
          <table:table-cell table:style-name="Tabla8.A2" office:value-type="string">
            <text:p text:style-name="P2">The Hebrew University of Jerusalem</text:p>
          </table:table-cell>
          <table:table-cell table:style-name="Tabla8.A2" office:value-type="string">
            <text:p text:style-name="P1">Israel</text:p>
          </table:table-cell>
          <table:table-cell table:style-name="Tabla8.A2" office:value-type="string">
            <text:p text:style-name="P1">PLE</text:p>
          </table:table-cell>
          <table:table-cell table:style-name="Tabla8.A2" office:value-type="string">
            <text:p text:style-name="P1"><text:span text:style-name="T1">SSH&gt;&gt;</text:span><text:a xlink:type="simple" xlink:href="http://planet1.cs.huji.ac.il/" office:target-frame-name="_blank" xlink:show="new">planet1.cs.huji.ac.il</text:a></text:p>
            <text:p text:style-name="P1"><text:a xlink:type="simple" xlink:href="http://planet2.cs.huji.ac.il/" office:target-frame-name="_blank" xlink:show="new"><text:span text:style-name="T1">planet2.cs.huji.ac.il</text:span></text:a></text:p>
          </table:table-cell>
          <table:table-cell table:style-name="Tabla8.A2" office:value-type="string">
            <text:p text:style-name="P1">GS0</text:p>
          </table:table-cell>
        </table:table-row>
        <table:table-row table:style-name="Tabla8.1">
          <table:table-cell table:style-name="Tabla8.A3" office:value-type="string">
            <text:p text:style-name="P2">GS-Kourou</text:p>
          </table:table-cell>
          <table:table-cell table:style-name="Tabla8.A3" office:value-type="string">
            <text:p text:style-name="P2">RNP</text:p>
          </table:table-cell>
          <table:table-cell table:style-name="Tabla8.A3" office:value-type="string">
            <text:p text:style-name="P1">Brazil</text:p>
          </table:table-cell>
          <table:table-cell table:style-name="Tabla8.A3" office:value-type="string">
            <text:p text:style-name="P1">PLC</text:p>
          </table:table-cell>
          <table:table-cell table:style-name="Tabla8.A3" office:value-type="string">
            <text:p text:style-name="P1">SSH&gt;&gt;<text:a xlink:type="simple" xlink:href="http://planetlab1.pop-pa.rnp.br/" office:target-frame-name="_blank" xlink:show="new">planetlab1.pop-pa.rnp.br</text:a><text:span text:style-name="T1"><text:line-break/></text:span></text:p>
          </table:table-cell>
          <table:table-cell table:style-name="Tabla8.A3" office:value-type="string">
            <text:p text:style-name="P1">GS7</text:p>
          </table:table-cell>
        </table:table-row>
        <table:table-row table:style-name="Tabla8.1">
          <table:table-cell table:style-name="Tabla8.A2" office:value-type="string">
            <text:p text:style-name="P2">GS-Krugersdorp</text:p>
          </table:table-cell>
          <table:table-cell table:style-name="Tabla8.A2" office:value-type="string">
            <text:p text:style-name="P2">Universite de La Reunion</text:p>
          </table:table-cell>
          <table:table-cell table:style-name="Tabla8.A2" office:value-type="string">
            <text:p text:style-name="P1">Reunion Island (France)</text:p>
          </table:table-cell>
          <table:table-cell table:style-name="Tabla8.A2" office:value-type="string">
            <text:p text:style-name="P1">PLE</text:p>
          </table:table-cell>
          <table:table-cell table:style-name="Tabla8.A2" office:value-type="string">
            <text:p text:style-name="P1">SSh&gt;&gt;<text:a xlink:type="simple" xlink:href="http://lim-planetlab-1.univ-reunion.fr/" office:target-frame-name="_blank" xlink:show="new">lim-planetlab-1.univ-reunion.fr</text:a><text:span text:style-name="T1"><text:line-break/></text:span></text:p>
          </table:table-cell>
          <table:table-cell table:style-name="Tabla8.A2" office:value-type="string">
            <text:p text:style-name="P1">GS8</text:p>
          </table:table-cell>
        </table:table-row>
        <table:table-row table:style-name="Tabla8.1">
          <table:table-cell table:style-name="Tabla8.A3" office:value-type="string">
            <text:p text:style-name="P2">GS-Malaysia</text:p>
          </table:table-cell>
          <table:table-cell table:style-name="Tabla8.A3" office:value-type="string">
            <text:p text:style-name="P2">National University of Singapore</text:p>
          </table:table-cell>
          <table:table-cell table:style-name="Tabla8.A3" office:value-type="string">
            <text:p text:style-name="P1">Malaysia</text:p>
          </table:table-cell>
          <table:table-cell table:style-name="Tabla8.A3" office:value-type="string">
            <text:p text:style-name="P1">PLC</text:p>
          </table:table-cell>
          <table:table-cell table:style-name="Tabla8.A3" office:value-type="string">
            <text:p text:style-name="P1"><text:span text:style-name="T1"><text:line-break/>&gt;&gt;</text:span><text:a xlink:type="simple" xlink:href="http://planetlab1.comp.nus.edu.sg/" office:target-frame-name="_blank" xlink:show="new">planetlab1.comp.nus.edu.sg</text:a></text:p>
          </table:table-cell>
          <table:table-cell table:style-name="Tabla8.A3" office:value-type="string">
            <text:p text:style-name="P1">GS9</text:p>
          </table:table-cell>
        </table:table-row>
        <table:table-row table:style-name="Tabla8.1">
          <table:table-cell table:style-name="Tabla8.A2" office:value-type="string">
            <text:p text:style-name="P2">GS-Prince Albert</text:p>
          </table:table-cell>
          <table:table-cell table:style-name="Tabla8.A2" office:value-type="string">
            <text:p text:style-name="P2">University of Saskatchewan</text:p>
          </table:table-cell>
          <table:table-cell table:style-name="Tabla8.A2" office:value-type="string">
            <text:p text:style-name="P1">Canada</text:p>
          </table:table-cell>
          <table:table-cell table:style-name="Tabla8.A2" office:value-type="string">
            <text:p text:style-name="P1">PLC</text:p>
          </table:table-cell>
          <table:table-cell table:style-name="Tabla8.A2" office:value-type="string">
            <text:p text:style-name="P1"><text:span text:style-name="T1"><text:line-break/>SSH&gt;&gt;</text:span><text:a xlink:type="simple" xlink:href="http://planetlab-2.usask.ca/" office:target-frame-name="_blank" xlink:show="new">planetlab-2.usask.ca</text:a></text:p>
            <text:p text:style-name="P1"/>
          </table:table-cell>
          <table:table-cell table:style-name="Tabla8.A2" office:value-type="string">
            <text:p text:style-name="P1">GS10</text:p>
          </table:table-cell>
        </table:table-row>
        <table:table-row table:style-name="Tabla8.1">
          <table:table-cell table:style-name="Tabla8.A13" office:value-type="string">
            <text:p text:style-name="P2">GS-Sidney</text:p>
          </table:table-cell>
          <table:table-cell table:style-name="Tabla8.A13" office:value-type="string">
            <text:p text:style-name="P4">National ICT Australia</text:p>
          </table:table-cell>
          <table:table-cell table:style-name="Tabla8.A13" office:value-type="string">
            <text:p text:style-name="P5">Australia</text:p>
          </table:table-cell>
          <table:table-cell table:style-name="Tabla8.A13" office:value-type="string">
            <text:p text:style-name="P5">PLC</text:p>
          </table:table-cell>
          <table:table-cell table:style-name="Tabla8.A13" office:value-type="string">
            <text:p text:style-name="P1">SSH&gt;&gt;pl1.eng.monash.edu.au</text:p>
            <text:p text:style-name="P1"/>
            <text:p text:style-name="P1"/>
          </table:table-cell>
          <table:table-cell table:style-name="Tabla8.A13" office:value-type="string">
            <text:p text:style-name="P5">GS1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imos </meta:initial-creator>
    <meta:creation-date>2014-03-03T13:33:21</meta:creation-date>
    <dc:date>2014-04-01T13:22:25</dc:date>
    <dc:creator>deimos </dc:creator>
    <meta:editing-duration>PT2H28M18S</meta:editing-duration>
    <meta:editing-cycles>6</meta:editing-cycles>
    <meta:generator>LibreOffice/3.5$Linux_X86_64 LibreOffice_project/350m1$Build-2</meta:generator>
    <meta:document-statistic meta:table-count="1" meta:image-count="0" meta:object-count="0" meta:page-count="1" meta:paragraph-count="79" meta:word-count="116" meta:character-count="1025" meta:non-whitespace-character-count="981"/>
  </office:meta>
</office:document-meta>
</file>